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941d"/>
    </style:style>
    <style:style style:name="T1" style:family="text">
      <style:text-properties style:font-name="monospace" fo:font-size="6.75pt"/>
    </style:style>
    <style:style style:name="T2" style:family="text">
      <style:text-properties style:font-name="monospace" fo:font-size="6.75pt" officeooo:rsid="000a9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SC 365. Winter 2020</text:span></text:p>
      <text:p text:style-name="P1"><text:span text:style-name="T1">// Lab 1-</text:span><text:span text:style-name="T2">2</text:span><text:span text:style-name="T1"> test suit</text:span></text:p>
      <text:p text:style-name="P1"><text:span text:style-name="T1">// TC – 1</text:span></text:p>
      <text:p text:style-name="P1"><text:span text:style-name="T1">// Test Requirements R3, R4</text:span></text:p>
      <text:p text:style-name="P1"><text:span text:style-name="T1">// short form command name, existing student</text:span></text:p>
      <text:p text:style-name="P1"><text:span text:style-name="T1">// expected output: HAVIR,BOBBIE,2,108,HAMER,GAVINS: HAVIR</text:span></text:p>
      <text:p text:style-name="P1"><text:span text:style-name="T1"/></text:p>
      <text:p text:style-name="P1"><text:span text:style-name="T1">// TC – 2</text:span></text:p>
      <text:p text:style-name="P1"><text:span text:style-name="T1">// Test Requirements R3, R5</text:span></text:p>
      <text:p text:style-name="P1"><text:span text:style-name="T1">// long form command name, second option, and existing student// expected output: OGAS,ERVIN,54</text:span></text:p>
      <text:p text:style-name="P1"><text:span text:style-name="T1">Student: OGAS Bus</text:span></text:p>
      <text:p text:style-name="P1"><text:span text:style-name="T1"/></text:p>
      <text:p text:style-name="P1"><text:span text:style-name="T1">// TC - 3 </text:span></text:p>
      <text:p text:style-name="P1"><text:span text:style-name="T1">// Test Requirements R3, R8</text:span></text:p>
      <text:p text:style-name="P1"><text:span text:style-name="T1">// long form command name, and existing students</text:span></text:p>
      <text:p text:style-name="P1"><text:span text:style-name="T1">// expected output: NOLAN,WOOLERY,2 \n PETER,STERBACK,6 \n TODD,LIBRANDI,2 \n ALONZO,RAPOSE,4</text:span> <text:span text:style-name="T1">TOMAS,COVINGTON,3 \n MLEIGHANN,ULLINGS,2 \n CARLEE,DURAND,4 \n REED,FRIEDSTROM,6B: 51</text:span></text:p>
      <text:p text:style-name="P1"><text:span text:style-name="T1"/></text:p>
      <text:p text:style-name="P1"><text:span text:style-name="T1">// TC – 4</text:span></text:p>
      <text:p text:style-name="P1"><text:span text:style-name="T1">// Test Requirements R3, R7</text:span></text:p>
      <text:p text:style-name="P1"><text:span text:style-name="T1">// short form command name, and existing students</text:span></text:p>
      <text:p text:style-name="P1"><text:span text:style-name="T1">// expected output: SAELEE,DANILO</text:span> <text:span text:style-name="T1">GARTH,JOHNG: 1</text:span></text:p>
      <text:p text:style-name="P1"><text:span text:style-name="T1"/></text:p>
      <text:p text:style-name="P1"><text:span text:style-name="T1">// TC – 5</text:span></text:p>
      <text:p text:style-name="P1"><text:span text:style-name="T1">// Test Requirements R3, R9</text:span></text:p>
      <text:p text:style-name="P1"><text:span text:style-name="T1">// short form command name and existing student</text:span></text:p>
      <text:p text:style-name="P1"><text:span text:style-name="T1">// expected output: GARTH,JOHN,3.14,FALKER,ADOLPH,0</text:span></text:p>
      <text:p text:style-name="P1"><text:span text:style-name="T1">Grade: 1 H</text:span></text:p>
      <text:p text:style-name="P1"><text:span text:style-name="T1"/></text:p>
      <text:p text:style-name="P1"><text:span text:style-name="T1">// TC – 6</text:span></text:p>
      <text:p text:style-name="P1"><text:span text:style-name="T1">// Test Requirements R3, R6</text:span></text:p>
      <text:p text:style-name="P1"><text:span text:style-name="T1">// long form command name and existing students</text:span></text:p>
      <text:p text:style-name="P1"><text:span text:style-name="T1">// expected output: BRODERSEN,HYE</text:span> <text:span text:style-name="T1">THEUNISSEN,GRACETeacher: ALPERT</text:span></text:p>
      <text:p text:style-name="P1"><text:span text:style-name="T1">// TC – 7</text:span></text:p>
      <text:p text:style-name="P1"><text:span text:style-name="T1">// Test Requirements R3, R10</text:span></text:p>
      <text:p text:style-name="P1"><text:span text:style-name="T1">// short form command name and existing student</text:span></text:p>
      <text:p text:style-name="P1"><text:span text:style-name="T1">// expected output: 1,2.995</text:span></text:p>
      <text:p text:style-name="P1"><text:span text:style-name="T1">A: 1</text:span></text:p>
      <text:p text:style-name="P1"><text:span text:style-name="T1"/></text:p>
      <text:p text:style-name="P1"><text:span text:style-name="T1">// TC – 8</text:span></text:p>
      <text:p text:style-name="P1"><text:span text:style-name="T1">// Test Requirements R3, R11</text:span></text:p>
      <text:p text:style-name="P1"><text:span text:style-name="T1">// long form command name and existing info</text:span></text:p>
      <text:p text:style-name="P1"><text:span text:style-name="T1">// expected output: 1:2</text:span> <text:span text:style-name="T1">2:13</text:span> <text:span text:style-name="T1">3:9</text:span> <text:span text:style-name="T1">4:15</text:span> <text:span text:style-name="T1">6:21</text:span> <text:span text:style-name="T1">1:2 2:13</text:span> <text:span text:style-name="T1">3:9</text:span> <text:span text:style-name="T1">4:15</text:span> <text:span text:style-name="T1">6:21</text:span></text:p>
      <text:p text:style-name="P1"><text:span text:style-name="T1">Info</text:span></text:p>
      <text:p text:style-name="P1"><text:span text:style-name="T1">// TC – 8</text:span></text:p>
      <text:p text:style-name="P1"><text:span text:style-name="T1">// Test Requirements R3, R12</text:span></text:p>
      <text:p text:style-name="P1"><text:span text:style-name="T1">// short form command name and exits</text:span></text:p>
      <text:p text:style-name="P1"><text:span text:style-name="T1">// expected output: n/a (quits prog)</text:span></text:p>
      <text:p text:style-name="P1"><text:span text:style-name="T1">Q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21:08:56.804896801</meta:creation-date>
    <dc:date>2020-01-09T21:14:59.693914271</dc:date>
    <meta:editing-duration>PT6M3S</meta:editing-duration>
    <meta:editing-cycles>1</meta:editing-cycles>
    <meta:document-statistic meta:table-count="0" meta:image-count="0" meta:object-count="0" meta:page-count="1" meta:paragraph-count="42" meta:word-count="230" meta:character-count="1392" meta:non-whitespace-character-count="1195"/>
    <meta:generator>LibreOffice/6.3.1.2$Linux_X86_64 LibreOffice_project/30$Build-2</meta:generator>
  </office:meta>
</office:document-meta>
</file>